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fo:text-align="end" style:justify-single-word="false" style:page-number="auto" style:writing-mode="rl-tb"/>
      <style:text-properties fo:font-size="16pt" officeooo:rsid="001cae6b" officeooo:paragraph-rsid="001cae6b" style:font-size-asian="16pt" style:font-size-complex="16pt"/>
    </style:style>
    <style:style style:name="P2" style:family="paragraph" style:parent-style-name="Standard">
      <style:paragraph-properties fo:text-align="end" style:justify-single-word="false" style:writing-mode="rl-tb"/>
      <style:text-properties fo:font-size="16pt" officeooo:rsid="001cae6b" officeooo:paragraph-rsid="001cae6b" style:font-size-asian="16pt" style:font-size-complex="16pt"/>
    </style:style>
    <style:style style:name="P3" style:family="paragraph" style:parent-style-name="Standard">
      <style:paragraph-properties fo:text-align="start" style:justify-single-word="false" style:writing-mode="rl-tb"/>
      <style:text-properties fo:font-size="16pt" officeooo:rsid="001cae6b" officeooo:paragraph-rsid="001cae6b"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چه تفاوتی بین input های مختلف است . وقتی ما <text:s/>input را مینویسیم یک کادر در اختیار کاربر قرار می گیرید حالا چه فرق می کند که در قسمت type این المان بگوییم که email است یا url است text است یا search است ؟</text:p>
      <text:p text:style-name="P2"/>
      <text:p text:style-name="P2">شاید تفاوت عظیمی نداشته باشد اما انقدر ها هم بی تاثیر نیست زیرا مثلا اگر بگوییم ایمیل است مانند زیر:<text:line-break/></text:p>
      <text:p text:style-name="P3"><text:s text:c="2"/>&lt;input type="email" name="" value=""&gt;</text:p>
      <text:p text:style-name="P2">این باعث یک اعتبار سنجی میشود که مثلا می گوید در ایمیل باید @ بگزاری. </text:p>
      <text:p text:style-name="P2">Type های زیادی برای input <text:s/>هست بهتر است هرگاه قرار است یک چیزی را از کاربر بگیریم به نوع داده ای که کاربر میخواهد وارد کند فک کنیم و بین انواع داده ای که می توان برای یک input قرار داد مناسبترین را انتخاب کنی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fo:font-size="14pt"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Arial"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hab</meta:initial-creator>
    <meta:editing-cycles>9</meta:editing-cycles>
    <meta:creation-date>2017-06-01T07:12:00</meta:creation-date>
    <dc:date>2017-11-10T17:07:18.642055922</dc:date>
    <meta:editing-duration>PT22M45S</meta:editing-duration>
    <meta:generator>LibreOffice/5.1.6.2$Linux_X86_64 LibreOffice_project/10m0$Build-2</meta:generator>
    <meta:document-statistic meta:table-count="0" meta:image-count="0" meta:object-count="0" meta:page-count="1" meta:paragraph-count="5" meta:word-count="129" meta:character-count="621" meta:non-whitespace-character-count="4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